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6.5cm" style:rel-column-width="25056*"/>
    </style:style>
    <style:style style:name="Tableau2.C" style:family="table-column">
      <style:table-column-properties style:column-width="4.001cm" style:rel-column-width="1542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alibri" officeooo:rsid="000200ca" officeooo:paragraph-rsid="000200ca"/>
    </style:style>
    <style:style style:name="P2" style:family="paragraph" style:parent-style-name="Table_20_Contents">
      <style:text-properties style:font-name="Calibri" officeooo:rsid="000200ca" officeooo:paragraph-rsid="00050e69"/>
    </style:style>
    <style:style style:name="P3" style:family="paragraph" style:parent-style-name="Table_20_Contents">
      <style:text-properties style:font-name="Calibri"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4pt" officeooo:rsid="000200ca" officeooo:paragraph-rsid="000200ca" style:font-size-asian="14pt" style:font-size-complex="14pt"/>
    </style:style>
    <style:style style:name="P5" style:family="paragraph" style:parent-style-name="Table_20_Contents">
      <style:text-properties style:font-name="Calibri" fo:font-size="14pt" officeooo:rsid="00050e69" officeooo:paragraph-rsid="00050e69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4pt" officeooo:rsid="00050e69" officeooo:paragraph-rsid="00050e69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4pt" officeooo:rsid="00050e9d" officeooo:paragraph-rsid="00050e9d" style:font-size-asian="14pt" style:font-size-complex="14pt"/>
    </style:style>
    <style:style style:name="P8" style:family="paragraph" style:parent-style-name="Table_20_Contents">
      <style:text-properties style:font-name="Calibri" fo:font-size="14pt" officeooo:rsid="00050e9d" officeooo:paragraph-rsid="00050e9d" style:font-size-asian="14pt" style:font-size-complex="14pt"/>
    </style:style>
    <style:style style:name="P9" style:family="paragraph" style:parent-style-name="Standard">
      <style:text-properties officeooo:rsid="000200ca" officeooo:paragraph-rsid="000200ca"/>
    </style:style>
    <style:style style:name="P10" style:family="paragraph" style:parent-style-name="Standard">
      <style:text-properties fo:font-size="14pt" fo:font-weight="bold" officeooo:rsid="000200ca" officeooo:paragraph-rsid="000200ca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alibri" fo:font-size="14pt" fo:font-weight="bold" officeooo:rsid="000200ca" officeooo:paragraph-rsid="000200ca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Calibri" fo:font-weight="bold" officeooo:rsid="000200ca" officeooo:paragraph-rsid="000200ca" style:font-weight-asian="bold" style:font-weight-complex="bold"/>
    </style:style>
    <style:style style:name="P13" style:family="paragraph" style:parent-style-name="Standard">
      <style:text-properties style:font-name="Calibri" officeooo:rsid="00050e69" officeooo:paragraph-rsid="000200ca"/>
    </style:style>
    <style:style style:name="T1" style:family="text">
      <style:text-properties fo:font-weight="normal" officeooo:rsid="0003bfa0" style:font-weight-asian="normal" style:font-weight-complex="normal"/>
    </style:style>
    <style:style style:name="T2" style:family="text">
      <style:text-properties fo:font-weight="normal" officeooo:rsid="00076099" style:font-weight-asian="normal" style:font-weight-complex="normal"/>
    </style:style>
    <style:style style:name="T3" style:family="text">
      <style:text-properties officeooo:rsid="00050e69"/>
    </style:style>
    <style:style style:name="T4" style:family="text">
      <style:text-properties style:font-name="Calibri" officeooo:rsid="00050e69"/>
    </style:style>
    <style:style style:name="T5" style:family="text">
      <style:text-properties officeooo:rsid="00050e9d"/>
    </style:style>
    <style:style style:name="T6" style:family="text">
      <style:text-properties officeooo:rsid="00063630"/>
    </style:style>
    <style:style style:name="T7" style:family="text">
      <style:text-properties officeooo:rsid="000760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itre : <text:span text:style-name="T1">Consulter les notes et les statistiques d’une évaluation</text:span></text:p>
      <text:p text:style-name="P12">Acteurs : <text:span text:style-name="T1">Enseignant</text:span></text:p>
      <text:p text:style-name="P12">Résumé : <text:span text:style-name="T2">Voir les statistiques d’une évaluation et les statistiques des groupes choisi</text:span></text:p>
      <text:p text:style-name="P12">Métadonnées 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Création : <text:span text:style-name="T3">20/11/2019</text:span></text:p>
          </table:table-cell>
          <table:table-cell table:style-name="Tableau1.B1" office:value-type="string">
            <text:p text:style-name="P1">Responsable : <text:span text:style-name="T3">Xabi Avellan</text:span></text:p>
          </table:table-cell>
        </table:table-row>
        <table:table-row>
          <table:table-cell table:style-name="Tableau1.A2" office:value-type="string">
            <text:p text:style-name="P1">Modifiée le : <text:span text:style-name="T3">20/11/2019</text:span></text:p>
          </table:table-cell>
          <table:table-cell table:style-name="Tableau1.B2" office:value-type="string">
            <text:p text:style-name="P1">Version : <text:span text:style-name="T6">1</text:span></text:p>
          </table:table-cell>
        </table:table-row>
      </table:table>
      <text:p text:style-name="P9"/>
      <text:p text:style-name="P11">Préconditions</text:p>
      <text:p text:style-name="P9"><text:span text:style-name="T3"><text:tab/>1. </text:span><text:span text:style-name="T4">L’enseignant est connecté</text:span></text:p>
      <text:p text:style-name="P13"><text:tab/>2. L’enseignant est sur la page des évaluation</text:p>
      <text:p text:style-name="P11">Postconditions</text:p>
      <text:p text:style-name="P10"/>
      <text:p text:style-name="P11">Enchaînement nominal</text:p>
      <text:p text:style-name="P11"/>
      <table:table table:name="Tableau2" table:style-name="Tableau2">
        <table:table-column table:style-name="Tableau2.A" table:number-columns-repeated="2"/>
        <table:table-column table:style-name="Tableau2.C"/>
        <table:table-row>
          <table:table-cell table:style-name="Tableau2.A1" office:value-type="string">
            <text:p text:style-name="P7">Acteur</text:p>
          </table:table-cell>
          <table:table-cell table:style-name="Tableau2.A1" office:value-type="string">
            <text:p text:style-name="P4">Système</text:p>
          </table:table-cell>
          <table:table-cell table:style-name="Tableau2.C1" office:value-type="string">
            <text:p text:style-name="P6">Maquette</text:p>
          </table:table-cell>
        </table:table-row>
        <table:table-row>
          <table:table-cell table:style-name="Tableau2.A2" office:value-type="string">
            <text:p text:style-name="P5">1. L’acteur choisi de visualiser les statistiques d’une évaluation.</text:p>
          </table:table-cell>
          <table:table-cell table:style-name="Tableau2.A2" office:value-type="string">
            <text:p text:style-name="P3"/>
          </table:table-cell>
          <table:table-cell table:style-name="Tableau2.C2" office:value-type="string">
            <text:p text:style-name="P3"/>
          </table:table-cell>
        </table:table-row>
        <table:table-row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5">2. Le système affiche la liste des <text:span text:style-name="T7">sous</text:span>-groupes <text:span text:style-name="T7">et du groupe choisi</text:span>.</text:p>
          </table:table-cell>
          <table:table-cell table:style-name="Tableau2.C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>3. L’acteur choisi <text:span text:style-name="T5">les groupes dont il veut voir les statistiques.</text:span></text:p>
          </table:table-cell>
          <table:table-cell table:style-name="Tableau2.A2" office:value-type="string">
            <text:p text:style-name="P3"/>
          </table:table-cell>
          <table:table-cell table:style-name="Tableau2.C2" office:value-type="string">
            <text:p text:style-name="P3"/>
          </table:table-cell>
        </table:table-row>
        <table:table-row>
          <table:table-cell table:style-name="Tableau2.A2" office:value-type="string">
            <text:p text:style-name="P8">4.L’acteur valide son choix.</text:p>
          </table:table-cell>
          <table:table-cell table:style-name="Tableau2.A2" office:value-type="string">
            <text:p text:style-name="P3"/>
          </table:table-cell>
          <table:table-cell table:style-name="Tableau2.C2" office:value-type="string">
            <text:p text:style-name="P3"/>
          </table:table-cell>
        </table:table-row>
        <table:table-row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8">5. Le système affiche les statistiques des différents groupes. </text:p>
          </table:table-cell>
          <table:table-cell table:style-name="Tableau2.C2" office:value-type="string">
            <text:p text:style-name="P3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09:49:35.920000000</meta:creation-date>
    <dc:date>2019-11-20T10:51:28.769000000</dc:date>
    <meta:editing-duration>PT25M4S</meta:editing-duration>
    <meta:editing-cycles>5</meta:editing-cycles>
    <meta:generator>LibreOffice/6.2.4.2$Windows_X86_64 LibreOffice_project/2412653d852ce75f65fbfa83fb7e7b669a126d64</meta:generator>
    <meta:document-statistic meta:table-count="2" meta:image-count="0" meta:object-count="0" meta:page-count="1" meta:paragraph-count="21" meta:word-count="106" meta:character-count="701" meta:non-whitespace-character-count="613"/>
  </office:meta>
</office:document-meta>
</file>